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008in"/>
    </style:style>
    <style:style style:name="co2" style:family="table-column">
      <style:table-column-properties fo:break-before="auto" style:column-width="1.7437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Epochs</text:p>
          </table:table-cell>
          <table:table-cell office:value-type="string">
            <text:p><text:s/>Percent Misclassification</text:p>
          </table:table-cell>
          <table:table-cell office:value-type="string">
            <text:p><text:s/>Training MSE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09703504043127">
            <text:p>0.909703504</text:p>
          </table:table-cell>
          <table:table-cell office:value-type="float" office:value="0.930565444733944">
            <text:p>0.930565444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61185983827493">
            <text:p>0.8611859838</text:p>
          </table:table-cell>
          <table:table-cell office:value-type="float" office:value="0.899964613095698">
            <text:p>0.899964613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68194070080862">
            <text:p>0.7681940701</text:p>
          </table:table-cell>
          <table:table-cell office:value-type="float" office:value="0.837964381971434">
            <text:p>0.837964382</text:p>
          </table:table-cell>
          <table:table-cell table:number-columns-repeated="2"/>
          <table:table-cell table:style-name="ce1" office:value-type="string">
            <text:p>Time to train (in seconds): 4.8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30458221024259">
            <text:p>0.730458221</text:p>
          </table:table-cell>
          <table:table-cell office:value-type="float" office:value="0.813396851488212">
            <text:p>0.8133968515</text:p>
          </table:table-cell>
          <table:table-cell table:number-columns-repeated="2"/>
          <table:table-cell table:style-name="ce1" office:value-type="string">
            <text:p>Training set accuracy: 0.85040431266846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695417789757412">
            <text:p>0.6954177898</text:p>
          </table:table-cell>
          <table:table-cell office:value-type="float" office:value="0.797937274107356">
            <text:p>0.7979372741</text:p>
          </table:table-cell>
          <table:table-cell table:number-columns-repeated="2"/>
          <table:table-cell table:style-name="ce1" office:value-type="string">
            <text:p>Test set accuracy: 0.754032258064516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653638814016172">
            <text:p>0.653638814</text:p>
          </table:table-cell>
          <table:table-cell office:value-type="float" office:value="0.777987986130698">
            <text:p>0.777987986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10512129380054">
            <text:p>0.6105121294</text:p>
          </table:table-cell>
          <table:table-cell office:value-type="float" office:value="0.752634821452148">
            <text:p>0.752634821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88948787061995">
            <text:p>0.5889487871</text:p>
          </table:table-cell>
          <table:table-cell office:value-type="float" office:value="0.72526494460781">
            <text:p>0.7252649446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5256064690027">
            <text:p>0.5525606469</text:p>
          </table:table-cell>
          <table:table-cell office:value-type="float" office:value="0.699644344355721">
            <text:p>0.699644344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28301886792453">
            <text:p>0.5283018868</text:p>
          </table:table-cell>
          <table:table-cell office:value-type="float" office:value="0.67768801862997">
            <text:p>0.677688018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505390835579515">
            <text:p>0.5053908356</text:p>
          </table:table-cell>
          <table:table-cell office:value-type="float" office:value="0.65882455331901">
            <text:p>0.6588245533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487870619946092">
            <text:p>0.4878706199</text:p>
          </table:table-cell>
          <table:table-cell office:value-type="float" office:value="0.641658847815717">
            <text:p>0.6416588478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463611859838275">
            <text:p>0.4636118598</text:p>
          </table:table-cell>
          <table:table-cell office:value-type="float" office:value="0.625285853898841">
            <text:p>0.6252858539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442048517520216">
            <text:p>0.4420485175</text:p>
          </table:table-cell>
          <table:table-cell office:value-type="float" office:value="0.609424896487977">
            <text:p>0.609424896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433962264150943">
            <text:p>0.4339622642</text:p>
          </table:table-cell>
          <table:table-cell office:value-type="float" office:value="0.594018919483719">
            <text:p>0.594018919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41644204851752">
            <text:p>0.4164420485</text:p>
          </table:table-cell>
          <table:table-cell office:value-type="float" office:value="0.578980865647994">
            <text:p>0.5789808656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392183288409703">
            <text:p>0.3921832884</text:p>
          </table:table-cell>
          <table:table-cell office:value-type="float" office:value="0.564313279188226">
            <text:p>0.5643132792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38544474393531">
            <text:p>0.3854447439</text:p>
          </table:table-cell>
          <table:table-cell office:value-type="float" office:value="0.550216640712135">
            <text:p>0.5502166407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371967654986523">
            <text:p>0.371967655</text:p>
          </table:table-cell>
          <table:table-cell office:value-type="float" office:value="0.536891950384764">
            <text:p>0.5368919504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361185983827493">
            <text:p>0.3611859838</text:p>
          </table:table-cell>
          <table:table-cell office:value-type="float" office:value="0.524385101367424">
            <text:p>0.5243851014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353099730458221">
            <text:p>0.3530997305</text:p>
          </table:table-cell>
          <table:table-cell office:value-type="float" office:value="0.512659623008249">
            <text:p>0.512659623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335579514824798">
            <text:p>0.3355795148</text:p>
          </table:table-cell>
          <table:table-cell office:value-type="float" office:value="0.501670932068078">
            <text:p>0.501670932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324797843665768">
            <text:p>0.3247978437</text:p>
          </table:table-cell>
          <table:table-cell office:value-type="float" office:value="0.491385783039982">
            <text:p>0.491385783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320754716981132">
            <text:p>0.320754717</text:p>
          </table:table-cell>
          <table:table-cell office:value-type="float" office:value="0.481770472965209">
            <text:p>0.481770473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309973045822102">
            <text:p>0.3099730458</text:p>
          </table:table-cell>
          <table:table-cell office:value-type="float" office:value="0.472769984192084">
            <text:p>0.4727699842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305929919137466">
            <text:p>0.3059299191</text:p>
          </table:table-cell>
          <table:table-cell office:value-type="float" office:value="0.464303145929763">
            <text:p>0.4643031459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303234501347709">
            <text:p>0.3032345013</text:p>
          </table:table-cell>
          <table:table-cell office:value-type="float" office:value="0.456279228084977">
            <text:p>0.4562792281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300539083557951">
            <text:p>0.3005390836</text:p>
          </table:table-cell>
          <table:table-cell office:value-type="float" office:value="0.448614766894795">
            <text:p>0.4486147669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297843665768194">
            <text:p>0.2978436658</text:p>
          </table:table-cell>
          <table:table-cell office:value-type="float" office:value="0.441238631545347">
            <text:p>0.441238631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88409703504043">
            <text:p>0.2884097035</text:p>
          </table:table-cell>
          <table:table-cell office:value-type="float" office:value="0.434092086093768">
            <text:p>0.4340920861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28167115902965">
            <text:p>0.281671159</text:p>
          </table:table-cell>
          <table:table-cell office:value-type="float" office:value="0.427131071607271">
            <text:p>0.4271310716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276280323450135">
            <text:p>0.2762803235</text:p>
          </table:table-cell>
          <table:table-cell office:value-type="float" office:value="0.420328600211637">
            <text:p>0.4203286002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268194070080862">
            <text:p>0.2681940701</text:p>
          </table:table-cell>
          <table:table-cell office:value-type="float" office:value="0.41367001634056">
            <text:p>0.4136700163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264150943396226">
            <text:p>0.2641509434</text:p>
          </table:table-cell>
          <table:table-cell office:value-type="float" office:value="0.407146866264162">
            <text:p>0.4071468663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26010781671159">
            <text:p>0.2601078167</text:p>
          </table:table-cell>
          <table:table-cell office:value-type="float" office:value="0.400763612113364">
            <text:p>0.4007636121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252021563342318">
            <text:p>0.2520215633</text:p>
          </table:table-cell>
          <table:table-cell office:value-type="float" office:value="0.394544823677502">
            <text:p>0.3945448237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250673854447439">
            <text:p>0.2506738544</text:p>
          </table:table-cell>
          <table:table-cell office:value-type="float" office:value="0.388513003061068">
            <text:p>0.3885130031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250673854447439">
            <text:p>0.2506738544</text:p>
          </table:table-cell>
          <table:table-cell office:value-type="float" office:value="0.382659421211183">
            <text:p>0.3826594212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246630727762803">
            <text:p>0.2466307278</text:p>
          </table:table-cell>
          <table:table-cell office:value-type="float" office:value="0.376954915309661">
            <text:p>0.3769549153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242587601078167">
            <text:p>0.2425876011</text:p>
          </table:table-cell>
          <table:table-cell office:value-type="float" office:value="0.371379993725979">
            <text:p>0.3713799937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238544474393531">
            <text:p>0.2385444744</text:p>
          </table:table-cell>
          <table:table-cell office:value-type="float" office:value="0.365938172954091">
            <text:p>0.365938173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230458221024259">
            <text:p>0.230458221</text:p>
          </table:table-cell>
          <table:table-cell office:value-type="float" office:value="0.360652412210069">
            <text:p>0.3606524122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225067385444744">
            <text:p>0.2250673854</text:p>
          </table:table-cell>
          <table:table-cell office:value-type="float" office:value="0.355552021985946">
            <text:p>0.355552022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219676549865229">
            <text:p>0.2196765499</text:p>
          </table:table-cell>
          <table:table-cell office:value-type="float" office:value="0.350662102271698">
            <text:p>0.3506621023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21832884097035">
            <text:p>0.218328841</text:p>
          </table:table-cell>
          <table:table-cell office:value-type="float" office:value="0.345999737018444">
            <text:p>0.345999737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214285714285714">
            <text:p>0.2142857143</text:p>
          </table:table-cell>
          <table:table-cell office:value-type="float" office:value="0.341572070781595">
            <text:p>0.3415720708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210242587601078">
            <text:p>0.2102425876</text:p>
          </table:table-cell>
          <table:table-cell office:value-type="float" office:value="0.337374882577068">
            <text:p>0.3373748826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207547169811321">
            <text:p>0.2075471698</text:p>
          </table:table-cell>
          <table:table-cell office:value-type="float" office:value="0.333393444651348">
            <text:p>0.3333934447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211590296495957">
            <text:p>0.2115902965</text:p>
          </table:table-cell>
          <table:table-cell office:value-type="float" office:value="0.329606132868581">
            <text:p>0.3296061329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208894878706199">
            <text:p>0.2088948787</text:p>
          </table:table-cell>
          <table:table-cell office:value-type="float" office:value="0.325989347767678">
            <text:p>0.3259893478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207547169811321">
            <text:p>0.2075471698</text:p>
          </table:table-cell>
          <table:table-cell office:value-type="float" office:value="0.322521526821574">
            <text:p>0.3225215268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204851752021563">
            <text:p>0.204851752</text:p>
          </table:table-cell>
          <table:table-cell office:value-type="float" office:value="0.319184839755087">
            <text:p>0.3191848398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203504043126685">
            <text:p>0.2035040431</text:p>
          </table:table-cell>
          <table:table-cell office:value-type="float" office:value="0.315964812865001">
            <text:p>0.3159648129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200808625336927">
            <text:p>0.2008086253</text:p>
          </table:table-cell>
          <table:table-cell office:value-type="float" office:value="0.312848988428816">
            <text:p>0.3128489884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96765498652291">
            <text:p>0.1967654987</text:p>
          </table:table-cell>
          <table:table-cell office:value-type="float" office:value="0.309825385884986">
            <text:p>0.3098253859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95417789757412">
            <text:p>0.1954177898</text:p>
          </table:table-cell>
          <table:table-cell office:value-type="float" office:value="0.306880778155124">
            <text:p>0.3068807782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95417789757412">
            <text:p>0.1954177898</text:p>
          </table:table-cell>
          <table:table-cell office:value-type="float" office:value="0.303998146522602">
            <text:p>0.3039981465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94070080862534">
            <text:p>0.1940700809</text:p>
          </table:table-cell>
          <table:table-cell office:value-type="float" office:value="0.301151846402046">
            <text:p>0.3011518464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85983827493262">
            <text:p>0.1859838275</text:p>
          </table:table-cell>
          <table:table-cell office:value-type="float" office:value="0.298297166001841">
            <text:p>0.29829716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79245283018868">
            <text:p>0.179245283</text:p>
          </table:table-cell>
          <table:table-cell office:value-type="float" office:value="0.295349802716199">
            <text:p>0.2953498027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76549865229111">
            <text:p>0.1765498652</text:p>
          </table:table-cell>
          <table:table-cell office:value-type="float" office:value="0.29219210478105">
            <text:p>0.2921921048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71159029649596">
            <text:p>0.1711590296</text:p>
          </table:table-cell>
          <table:table-cell office:value-type="float" office:value="0.288832732568654">
            <text:p>0.2888327326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68463611859838">
            <text:p>0.1684636119</text:p>
          </table:table-cell>
          <table:table-cell office:value-type="float" office:value="0.285424687251746">
            <text:p>0.2854246873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64420485175202">
            <text:p>0.1644204852</text:p>
          </table:table-cell>
          <table:table-cell office:value-type="float" office:value="0.282172708302604">
            <text:p>0.2821727083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63072776280323">
            <text:p>0.1630727763</text:p>
          </table:table-cell>
          <table:table-cell office:value-type="float" office:value="0.279325576876905">
            <text:p>0.2793255769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60377358490566">
            <text:p>0.1603773585</text:p>
          </table:table-cell>
          <table:table-cell office:value-type="float" office:value="0.276783157956777">
            <text:p>0.276783158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57681940700809">
            <text:p>0.1576819407</text:p>
          </table:table-cell>
          <table:table-cell office:value-type="float" office:value="0.274406468394687">
            <text:p>0.2744064684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54986522911051">
            <text:p>0.1549865229</text:p>
          </table:table-cell>
          <table:table-cell office:value-type="float" office:value="0.272129563638311">
            <text:p>0.2721295636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53638814016173">
            <text:p>0.153638814</text:p>
          </table:table-cell>
          <table:table-cell office:value-type="float" office:value="0.269920447245134">
            <text:p>0.2699204472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52291105121294">
            <text:p>0.1522911051</text:p>
          </table:table-cell>
          <table:table-cell office:value-type="float" office:value="0.267760733199886">
            <text:p>0.2677607332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50943396226415">
            <text:p>0.1509433962</text:p>
          </table:table-cell>
          <table:table-cell office:value-type="float" office:value="0.265639294774655">
            <text:p>0.2656392948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52291105121294">
            <text:p>0.1522911051</text:p>
          </table:table-cell>
          <table:table-cell office:value-type="float" office:value="0.263550206456705">
            <text:p>0.263550206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50943396226415">
            <text:p>0.1509433962</text:p>
          </table:table-cell>
          <table:table-cell office:value-type="float" office:value="0.261491867098481">
            <text:p>0.2614918671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46900269541779">
            <text:p>0.1469002695</text:p>
          </table:table-cell>
          <table:table-cell office:value-type="float" office:value="0.259466251717468">
            <text:p>0.2594662517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42857142857143">
            <text:p>0.1428571429</text:p>
          </table:table-cell>
          <table:table-cell office:value-type="float" office:value="0.257477746414248">
            <text:p>0.2574777464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41509433962264">
            <text:p>0.141509434</text:p>
          </table:table-cell>
          <table:table-cell office:value-type="float" office:value="0.255531567508438">
            <text:p>0.2555315675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40161725067385">
            <text:p>0.1401617251</text:p>
          </table:table-cell>
          <table:table-cell office:value-type="float" office:value="0.253632314203228">
            <text:p>0.2536323142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37466307277628">
            <text:p>0.1374663073</text:p>
          </table:table-cell>
          <table:table-cell office:value-type="float" office:value="0.251783149120403">
            <text:p>0.2517831491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36118598382749">
            <text:p>0.1361185984</text:p>
          </table:table-cell>
          <table:table-cell office:value-type="float" office:value="0.249985612489762">
            <text:p>0.2499856125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36118598382749">
            <text:p>0.1361185984</text:p>
          </table:table-cell>
          <table:table-cell office:value-type="float" office:value="0.248239796168946">
            <text:p>0.2482397962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36118598382749">
            <text:p>0.1361185984</text:p>
          </table:table-cell>
          <table:table-cell office:value-type="float" office:value="0.246544645750863">
            <text:p>0.2465446458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36118598382749">
            <text:p>0.1361185984</text:p>
          </table:table-cell>
          <table:table-cell office:value-type="float" office:value="0.244898271442658">
            <text:p>0.2448982714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36118598382749">
            <text:p>0.1361185984</text:p>
          </table:table-cell>
          <table:table-cell office:value-type="float" office:value="0.243298219889759">
            <text:p>0.2432982199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36118598382749">
            <text:p>0.1361185984</text:p>
          </table:table-cell>
          <table:table-cell office:value-type="float" office:value="0.24174169714455">
            <text:p>0.2417416971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32075471698113">
            <text:p>0.1320754717</text:p>
          </table:table-cell>
          <table:table-cell office:value-type="float" office:value="0.24022574666333">
            <text:p>0.2402257467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29380053908356">
            <text:p>0.1293800539</text:p>
          </table:table-cell>
          <table:table-cell office:value-type="float" office:value="0.238747385398088">
            <text:p>0.2387473854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26684636118598">
            <text:p>0.1266846361</text:p>
          </table:table-cell>
          <table:table-cell office:value-type="float" office:value="0.237303699489482">
            <text:p>0.2373036995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26684636118598">
            <text:p>0.1266846361</text:p>
          </table:table-cell>
          <table:table-cell office:value-type="float" office:value="0.235891905413041">
            <text:p>0.2358919054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26684636118598">
            <text:p>0.1266846361</text:p>
          </table:table-cell>
          <table:table-cell office:value-type="float" office:value="0.234509391366775">
            <text:p>0.2345093914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29380053908356">
            <text:p>0.1293800539</text:p>
          </table:table-cell>
          <table:table-cell office:value-type="float" office:value="0.233153763472969">
            <text:p>0.2331537635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28032345013477">
            <text:p>0.128032345</text:p>
          </table:table-cell>
          <table:table-cell office:value-type="float" office:value="0.231822927648826">
            <text:p>0.2318229276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28032345013477">
            <text:p>0.128032345</text:p>
          </table:table-cell>
          <table:table-cell office:value-type="float" office:value="0.230515233857048">
            <text:p>0.2305152339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28032345013477">
            <text:p>0.128032345</text:p>
          </table:table-cell>
          <table:table-cell office:value-type="float" office:value="0.229229688891105">
            <text:p>0.2292296889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26684636118598">
            <text:p>0.1266846361</text:p>
          </table:table-cell>
          <table:table-cell office:value-type="float" office:value="0.227966218988048">
            <text:p>0.227966219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26684636118598">
            <text:p>0.1266846361</text:p>
          </table:table-cell>
          <table:table-cell office:value-type="float" office:value="0.226725972170064">
            <text:p>0.2267259722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26684636118598">
            <text:p>0.1266846361</text:p>
          </table:table-cell>
          <table:table-cell office:value-type="float" office:value="0.225511686067124">
            <text:p>0.2255116861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2533692722372">
            <text:p>0.1253369272</text:p>
          </table:table-cell>
          <table:table-cell office:value-type="float" office:value="0.224328049735213">
            <text:p>0.2243280497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2533692722372">
            <text:p>0.1253369272</text:p>
          </table:table-cell>
          <table:table-cell office:value-type="float" office:value="0.223181626352251">
            <text:p>0.2231816264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2533692722372">
            <text:p>0.1253369272</text:p>
          </table:table-cell>
          <table:table-cell office:value-type="float" office:value="0.22207964880298">
            <text:p>0.222079648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23989218328841">
            <text:p>0.1239892183</text:p>
          </table:table-cell>
          <table:table-cell office:value-type="float" office:value="0.221027388828254">
            <text:p>0.221027388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6T18:15:06</dc:date>
    <dc:creator>Stephen Clarkson</dc:creator>
    <meta:document-statistic meta:table-count="1" meta:cell-count="306" meta:object-count="0"/>
    <meta:generator>LibreOffice/3.5$Linux_X86_64 LibreOffice_project/350m1$Build-2</meta:generator>
  </office:meta>
</office:document-meta>
</file>